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B1000001157010D948.png" manifest:media-type="image/png"/>
  <manifest:file-entry manifest:full-path="Pictures/10000201000001F400000062E69351A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8cm" svg:height="1.778cm" svg:x="1cm" svg:y="1cm">
          <draw:image xlink:href="Pictures/10000201000001F400000062E69351AF.png" xlink:type="simple" xlink:show="embed" xlink:actuate="onLoad">
            <text:p/>
          </draw:image>
        </draw:frame>
        <draw:custom-shape draw:style-name="gr2" draw:text-style-name="P1" draw:layer="layout" svg:width="8cm" svg:height="1.5cm" svg:x="12cm" svg:y="1cm">
          <text:p text:style-name="P1">SOA Question? <text:line-break/>Call 07980 151579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2cm" svg:x="12.5cm" svg:y="2.5cm">
          <text:p text:style-name="P1"><text:span text:style-name="T1">ORACLE</text:span> Partner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5cm" svg:height="6.717cm" svg:x="9.5cm" svg:y="3.837cm">
          <draw:image xlink:href="Pictures/10000000000001B1000001157010D948.png" xlink:type="simple" xlink:show="embed" xlink:actuate="onLoad">
            <text:p/>
          </draw:image>
        </draw:frame>
        <draw:custom-shape draw:style-name="gr2" draw:text-style-name="P1" draw:layer="layout" svg:width="9.5cm" svg:height="1cm" svg:x="4.5cm" svg:y="4.5cm">
          <text:p text:style-name="P1">Transformation through xxxxxx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endan </meta:initial-creator>
    <meta:creation-date>2013-05-04T09:41:40</meta:creation-date>
    <dc:date>2013-05-04T10:02:51</dc:date>
    <dc:creator>Brendan </dc:creator>
    <meta:editing-duration>PT5M45S</meta:editing-duration>
    <meta:editing-cycles>1</meta:editing-cycles>
    <meta:document-statistic meta:object-count="5"/>
    <meta:generator>LibreOffice/3.3$Linux LibreOffice_project/330m19$Build-401</meta:generator>
  </office:meta>
</office:document-meta>
</file>